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69d" officeooo:paragraph-rsid="0000d6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lerg2@aldenv102:~/112/cs112S2015-millerg2/lab7/DoublingExperiments$ java edu/allegheny/doubling/AayMax</text:p>
      <text:p text:style-name="P1">Testing ArrayMax...</text:p>
      <text:p text:style-name="P1">Begin trial: 1</text:p>
      <text:p text:style-name="P1">elapsed time for ArrayMax with size of 50000: 1ms</text:p>
      <text:p text:style-name="P1">elapsed time for ArrayMax with size of 100000: 1ms</text:p>
      <text:p text:style-name="P1">elapsed time for ArrayMax with size of 200000: 1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2ms</text:p>
      <text:p text:style-name="P1">elapsed time for ArrayMax with size of 3200000: 3ms</text:p>
      <text:p text:style-name="P1">elapsed time for ArrayMax with size of 6400000: 4ms</text:p>
      <text:p text:style-name="P1">elapsed time for ArrayMax with size of 12800000: 9ms</text:p>
      <text:p text:style-name="P1">elapsed time for ArrayMax with size of 25600000: 18ms</text:p>
      <text:p text:style-name="P1">elapsed time for ArrayMax with size of 51200000: 35ms</text:p>
      <text:p text:style-name="P1">elapsed time for ArrayMax with size of 102400000: 69ms</text:p>
      <text:p text:style-name="P1"></text:p>
      <text:p text:style-name="P1"></text:p>
      <text:p text:style-name="P1">Begin trial:2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1ms</text:p>
      <text:p text:style-name="P1">elapsed time for ArrayMax with size of 800000: 1ms</text:p>
      <text:p text:style-name="P1">elapsed time for ArrayMax with size of 1600000: 2ms</text:p>
      <text:p text:style-name="P1">elapsed time for ArrayMax with size of 3200000: 2ms</text:p>
      <text:p text:style-name="P1">elapsed time for ArrayMax with size of 6400000: 4ms</text:p>
      <text:p text:style-name="P1">elapsed time for ArrayMax with size of 12800000: 9ms</text:p>
      <text:p text:style-name="P1">elapsed time for ArrayMax with size of 25600000: 17ms</text:p>
      <text:p text:style-name="P1">elapsed time for ArrayMax with size of 51200000: 35ms</text:p>
      <text:p text:style-name="P1">elapsed time for ArrayMax with size of 102400000: 68ms</text:p>
      <text:p text:style-name="P1"></text:p>
      <text:p text:style-name="P1"></text:p>
      <text:p text:style-name="P1">Begin trial:3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2ms</text:p>
      <text:p text:style-name="P1">elapsed time for ArrayMax with size of 3200000: 3ms</text:p>
      <text:p text:style-name="P1">elapsed time for ArrayMax with size of 6400000: 5ms</text:p>
      <text:p text:style-name="P1">elapsed time for ArrayMax with size of 12800000: 9ms</text:p>
      <text:p text:style-name="P1">elapsed time for ArrayMax with size of 25600000: 17ms</text:p>
      <text:p text:style-name="P1">elapsed time for ArrayMax with size of 51200000: 35ms</text:p>
      <text:p text:style-name="P1">elapsed time for ArrayMax with size of 102400000: 68ms</text:p>
      <text:p text:style-name="P1"></text:p>
      <text:p text:style-name="P1"></text:p>
      <text:p text:style-name="P1">Begin trial:4</text:p>
      <text:p text:style-name="P1"><text:soft-page-break/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2ms</text:p>
      <text:p text:style-name="P1">elapsed time for ArrayMax with size of 3200000: 2ms</text:p>
      <text:p text:style-name="P1">elapsed time for ArrayMax with size of 6400000: 5ms</text:p>
      <text:p text:style-name="P1">elapsed time for ArrayMax with size of 12800000: 9ms</text:p>
      <text:p text:style-name="P1">elapsed time for ArrayMax with size of 25600000: 18ms</text:p>
      <text:p text:style-name="P1">elapsed time for ArrayMax with size of 51200000: 35ms</text:p>
      <text:p text:style-name="P1">elapsed time for ArrayMax with size of 102400000: 70ms</text:p>
      <text:p text:style-name="P1"></text:p>
      <text:p text:style-name="P1"></text:p>
      <text:p text:style-name="P1">Begin trial:5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1ms</text:p>
      <text:p text:style-name="P1">elapsed time for ArrayMax with size of 800000: 1ms</text:p>
      <text:p text:style-name="P1">elapsed time for ArrayMax with size of 1600000: 1ms</text:p>
      <text:p text:style-name="P1">elapsed time for ArrayMax with size of 3200000: 3ms</text:p>
      <text:p text:style-name="P1">elapsed time for ArrayMax with size of 6400000: 5ms</text:p>
      <text:p text:style-name="P1">elapsed time for ArrayMax with size of 12800000: 9ms</text:p>
      <text:p text:style-name="P1">elapsed time for ArrayMax with size of 25600000: 18ms</text:p>
      <text:p text:style-name="P1">elapsed time for ArrayMax with size of 51200000: 35ms</text:p>
      <text:p text:style-name="P1">elapsed time for ArrayMax with size of 102400000: 69ms</text:p>
      <text:p text:style-name="P1"></text:p>
      <text:p text:style-name="P1"></text:p>
      <text:p text:style-name="P1">Begin trial:6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2ms</text:p>
      <text:p text:style-name="P1">elapsed time for ArrayMax with size of 3200000: 3ms</text:p>
      <text:p text:style-name="P1">elapsed time for ArrayMax with size of 6400000: 4ms</text:p>
      <text:p text:style-name="P1">elapsed time for ArrayMax with size of 12800000: 9ms</text:p>
      <text:p text:style-name="P1">elapsed time for ArrayMax with size of 25600000: 18ms</text:p>
      <text:p text:style-name="P1">elapsed time for ArrayMax with size of 51200000: 35ms</text:p>
      <text:p text:style-name="P1">elapsed time for ArrayMax with size of 102400000: 67ms</text:p>
      <text:p text:style-name="P1"></text:p>
      <text:p text:style-name="P1"></text:p>
      <text:p text:style-name="P1">Begin trial:7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0ms</text:p>
      <text:p text:style-name="P1"><text:soft-page-break/>elapsed time for ArrayMax with size of 800000: 1ms</text:p>
      <text:p text:style-name="P1">elapsed time for ArrayMax with size of 1600000: 2ms</text:p>
      <text:p text:style-name="P1">elapsed time for ArrayMax with size of 3200000: 3ms</text:p>
      <text:p text:style-name="P1">elapsed time for ArrayMax with size of 6400000: 4ms</text:p>
      <text:p text:style-name="P1">elapsed time for ArrayMax with size of 12800000: 9ms</text:p>
      <text:p text:style-name="P1">elapsed time for ArrayMax with size of 25600000: 17ms</text:p>
      <text:p text:style-name="P1">elapsed time for ArrayMax with size of 51200000: 35ms</text:p>
      <text:p text:style-name="P1">elapsed time for ArrayMax with size of 102400000: 67ms</text:p>
      <text:p text:style-name="P1"></text:p>
      <text:p text:style-name="P1"></text:p>
      <text:p text:style-name="P1">Begin trial:8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2ms</text:p>
      <text:p text:style-name="P1">elapsed time for ArrayMax with size of 3200000: 4ms</text:p>
      <text:p text:style-name="P1">elapsed time for ArrayMax with size of 6400000: 6ms</text:p>
      <text:p text:style-name="P1">elapsed time for ArrayMax with size of 12800000: 12ms</text:p>
      <text:p text:style-name="P1">elapsed time for ArrayMax with size of 25600000: 17ms</text:p>
      <text:p text:style-name="P1">elapsed time for ArrayMax with size of 51200000: 36ms</text:p>
      <text:p text:style-name="P1">elapsed time for ArrayMax with size of 102400000: 69ms</text:p>
      <text:p text:style-name="P1"></text:p>
      <text:p text:style-name="P1"></text:p>
      <text:p text:style-name="P1">Begin trial:9</text:p>
      <text:p text:style-name="P1">elapsed time for ArrayMax with size of 50000: 0ms</text:p>
      <text:p text:style-name="P1">elapsed time for ArrayMax with size of 100000: 1ms</text:p>
      <text:p text:style-name="P1">elapsed time for ArrayMax with size of 200000: 0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1ms</text:p>
      <text:p text:style-name="P1">elapsed time for ArrayMax with size of 3200000: 3ms</text:p>
      <text:p text:style-name="P1">elapsed time for ArrayMax with size of 6400000: 5ms</text:p>
      <text:p text:style-name="P1">elapsed time for ArrayMax with size of 12800000: 9ms</text:p>
      <text:p text:style-name="P1">elapsed time for ArrayMax with size of 25600000: 20ms</text:p>
      <text:p text:style-name="P1">elapsed time for ArrayMax with size of 51200000: 39ms</text:p>
      <text:p text:style-name="P1">elapsed time for ArrayMax with size of 102400000: 94ms</text:p>
      <text:p text:style-name="P1"></text:p>
      <text:p text:style-name="P1"></text:p>
      <text:p text:style-name="P1">Begin trial:10</text:p>
      <text:p text:style-name="P1">elapsed time for ArrayMax with size of 50000: 0ms</text:p>
      <text:p text:style-name="P1">elapsed time for ArrayMax with size of 100000: 0ms</text:p>
      <text:p text:style-name="P1">elapsed time for ArrayMax with size of 200000: 0ms</text:p>
      <text:p text:style-name="P1">elapsed time for ArrayMax with size of 400000: 0ms</text:p>
      <text:p text:style-name="P1">elapsed time for ArrayMax with size of 800000: 1ms</text:p>
      <text:p text:style-name="P1">elapsed time for ArrayMax with size of 1600000: 1ms</text:p>
      <text:p text:style-name="P1">elapsed time for ArrayMax with size of 3200000: 12ms</text:p>
      <text:p text:style-name="P1">elapsed time for ArrayMax with size of 6400000: 5ms</text:p>
      <text:p text:style-name="P1"><text:soft-page-break/>elapsed time for ArrayMax with size of 12800000: 9ms</text:p>
      <text:p text:style-name="P1">elapsed time for ArrayMax with size of 25600000: 21ms</text:p>
      <text:p text:style-name="P1">elapsed time for ArrayMax with size of 51200000: 35ms</text:p>
      <text:p text:style-name="P1">elapsed time for ArrayMax with size of 102400000: 69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9:41:23.675031868</meta:creation-date>
    <dc:date>2015-03-11T19:41:43.089072294</dc:date>
    <meta:editing-duration>P0D</meta:editing-duration>
    <meta:editing-cycles>1</meta:editing-cycles>
    <meta:document-statistic meta:table-count="0" meta:image-count="0" meta:object-count="0" meta:page-count="4" meta:paragraph-count="150" meta:word-count="1106" meta:character-count="6547" meta:non-whitespace-character-count="5424"/>
    <meta:generator>LibreOffice/4.2.7.2$Linux_X86_64 LibreOffice_project/420m0$Build-2</meta:generator>
  </office:meta>
</office:document-meta>
</file>